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420e" draw:marker-start-width="0.2cm" draw:marker-end-width="0.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281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cm"/>
    </style:style>
    <style:style style:name="gr13" style:family="graphic" style:parent-style-name="standard">
      <style:graphic-properties draw:stroke="none" draw:fill="none" fo:min-height="0.4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78cm" fo:min-width="2.503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68cm" fo:min-width="2.50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07cm" fo:min-width="2.50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508cm" fo:min-width="2.502cm" fo:padding-top="0.175cm" fo:padding-bottom="0.175cm" fo:padding-left="0.3cm" fo:padding-right="0.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21cm" fo:min-width="2.23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422cm" fo:min-width="2.2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34cm" fo:min-width="4.042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835cm" fo:min-width="4.0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95cm" fo:min-width="2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05cm" fo:min-width="1.2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cm" fo:min-width="8.1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cm" fo:min-width="0.5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2.25cm" fo:min-width="4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508cm" fo:min-width="2.502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e2692d" draw:marker-start-width="0.35cm" draw:marker-end-width="0.35cm" draw:fill="solid" draw:fill-color="#e2692d" draw:textarea-horizontal-align="justify" draw:textarea-vertical-align="middle" draw:auto-grow-height="false" fo:min-height="0.25cm" fo:min-width="10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5cm" fo:min-width="10.23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95cm" fo:min-width="2.8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951cm" fo:min-width="2.9cm" fo:padding-top="0.175cm" fo:padding-bottom="0.175cm" fo:padding-left="0.3cm" fo:padding-right="0.3cm"/>
    </style:style>
    <style:style style:name="gr40" style:family="graphic" style:parent-style-name="standard">
      <style:graphic-properties svg:stroke-width="0.081cm" svg:stroke-color="#e2692d" draw:marker-start-width="0.321cm" draw:marker-end-width="0.321cm" draw:fill="none" draw:textarea-vertical-align="middle" draw:auto-grow-height="false" fo:min-height="1.65cm" fo:min-width="5.6cm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35cm" svg:stroke-color="#e2692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081cm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420e"/>
      <style:paragraph-properties fo:text-align="center"/>
      <style:text-properties style:use-window-font-color="true" style:font-name="Ubuntu Condensed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Ubuntu Condensed" fo:font-size="10pt" style:font-size-asian="10pt" style:font-size-complex="10pt"/>
    </style:style>
    <style:style style:name="P4" style:family="paragraph">
      <loext:graphic-properties draw:fill="solid" draw:fill-color="#ff420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Ubuntu Condensed" fo:font-size="12pt" style:font-size-asian="12pt" style:font-size-complex="12pt"/>
    </style:style>
    <style:style style:name="P6" style:family="paragraph">
      <loext:graphic-properties draw:fill="solid" draw:fill-color="#000000"/>
      <style:paragraph-properties fo:text-align="center"/>
      <style:text-properties fo:color="#ffffff" style:font-name="Ubuntu Condensed" fo:font-size="10pt" style:font-size-asian="10pt" style:font-size-complex="10pt"/>
    </style:style>
    <style:style style:name="P7" style:family="paragraph">
      <loext:graphic-properties draw:fill="solid" draw:fill-color="#000000"/>
      <style:paragraph-properties fo:text-align="center"/>
      <style:text-properties fo:color="#ff420e" style:text-outline="true" style:font-name="Ubuntu Condensed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420e"/>
      <style:paragraph-properties fo:text-align="center"/>
      <style:text-properties style:font-name="Ubuntu Condensed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color="#ff420e" style:font-name="Ubuntu Condensed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ffff" style:font-name="Ubuntu Condensed" fo:font-size="7pt" style:font-size-asian="7pt" style:font-size-complex="7pt"/>
    </style:style>
    <style:style style:name="P14" style:family="paragraph">
      <loext:graphic-properties draw:fill="solid" draw:fill-color="#ffffff"/>
      <style:paragraph-properties fo:text-align="center"/>
      <style:text-properties style:font-name="Ubuntu Condensed" fo:font-size="7pt" style:font-size-asian="7pt" style:font-size-complex="7pt"/>
    </style:style>
    <style:style style:name="P15" style:family="paragraph">
      <loext:graphic-properties draw:fill="solid" draw:fill-color="#ff420e"/>
      <style:paragraph-properties fo:text-align="center"/>
      <style:text-properties style:font-name="Ubuntu Condensed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text-properties fo:color="#ffffff" style:font-name="Ubuntu Condensed" fo:font-size="10pt" style:font-size-asian="10pt" style:font-size-complex="10pt"/>
    </style:style>
    <style:style style:name="P18" style:family="paragraph">
      <loext:graphic-properties draw:fill="none"/>
      <style:text-properties fo:color="#ffffff" style:font-name="Ubuntu Condensed" fo:font-size="10pt" style:font-size-asian="10pt" style:font-size-complex="10pt"/>
    </style:style>
    <style:style style:name="P19" style:family="paragraph">
      <loext:graphic-properties draw:fill="solid" draw:fill-color="#e2692d"/>
      <style:paragraph-properties fo:text-align="center"/>
      <style:text-properties style:use-window-font-color="true" style:font-name="Ubuntu Condensed" fo:font-size="12pt" style:font-size-asian="12pt" style:font-size-complex="12pt"/>
    </style:style>
    <style:style style:name="P20" style:family="paragraph">
      <loext:graphic-properties draw:fill="solid" draw:fill-color="#e2692d"/>
      <style:paragraph-properties fo:text-align="center"/>
    </style:style>
    <style:style style:name="P21" style:family="paragraph">
      <loext:graphic-properties draw:fill="solid" draw:fill-color="#e2692d"/>
      <style:paragraph-properties fo:text-align="center"/>
      <style:text-properties style:font-name="Ubuntu Condensed" fo:font-size="10pt" style:font-size-asian="10pt" style:font-size-complex="10pt"/>
    </style:style>
    <style:style style:name="P22" style:family="paragraph">
      <loext:graphic-properties draw:fill="solid" draw:fill-color="#000000"/>
      <style:paragraph-properties fo:text-align="center"/>
      <style:text-properties fo:color="#e2692d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Ubuntu Condensed" fo:font-size="10pt" style:font-size-asian="10pt" style:font-size-complex="10pt"/>
    </style:style>
    <style:style style:name="T2" style:family="text">
      <style:text-properties style:font-name="Ubuntu Condensed" fo:font-size="12pt" style:font-size-asian="12pt" style:font-size-complex="12pt"/>
    </style:style>
    <style:style style:name="T3" style:family="text">
      <style:text-properties fo:color="#ffffff" style:font-name="Ubuntu Condensed" fo:font-size="10pt" style:font-size-asian="10pt" style:font-size-complex="10pt"/>
    </style:style>
    <style:style style:name="T4" style:family="text">
      <style:text-properties fo:color="#ff420e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Ubuntu Condensed" fo:font-size="12pt" style:font-size-asian="12pt" style:font-size-complex="12pt"/>
    </style:style>
    <style:style style:name="T6" style:family="text"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style:font-name="Ubuntu Condensed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ffffff" style:font-name="Ubuntu Condensed" fo:font-size="7pt" style:font-size-asian="7pt" style:font-size-complex="7pt"/>
    </style:style>
    <style:style style:name="T10" style:family="text">
      <style:text-properties fo:color="#ff6633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6633" style:text-outline="true" style:font-name="Ubuntu Condensed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Ubuntu Condensed" fo:font-size="7pt" style:font-size-asian="7pt" style:font-size-complex="7pt"/>
    </style:style>
    <style:style style:name="T13" style:family="text">
      <style:text-properties fo:color="#ff420e" style:font-name="Ubuntu Condensed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style:font-name="Ubuntu Condensed" fo:font-size="12pt" style:font-size-asian="12pt" style:font-size-complex="12pt"/>
    </style:style>
    <style:style style:name="T15" style:family="text">
      <style:text-properties fo:color="#e2692d" style:text-outline="true" style:font-name="Ubuntu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1.5cm" svg:x="1.4cm" svg:y="13.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9cm" svg:height="0.4cm" svg:x="13.6cm" svg:y="5.1cm">
          <text:p text:style-name="P2"><text:span text:style-name="T1">New peptide sequenc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439.630863881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8cm" svg:height="0.1cm" svg:x="2.6cm" svg:y="10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2.6cm" svg:height="0.3cm" svg:x="0.7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874.130347860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8cm" svg:height="0.1cm" svg:x="16.2cm" svg:y="10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6cm" svg:height="0.3cm" svg:x="16.8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8.7cm" svg:height="0.3cm" svg:x="8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9.047235949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7.3cm" svg:y="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4.7cm" svg:height="2.6cm" svg:x="7.4cm" svg:y="7.3cm">
          <text:p text:style-name="P2"><text:span text:style-name="T2">Ribosome <text:s text:c="5"/>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023.12540752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7.273cm" svg:y="8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6.2cm" svg:y="7.3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5.1cm" svg:y="6.5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5.1cm" svg:y="7.3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6cm" svg:y="8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.3cm" svg:height="1.2cm" svg:x="6.7cm" svg:y="9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4cm" svg:height="0.3cm" svg:x="3.4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069.7047198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0.9cm" svg:height="0.3cm" svg:x="4.326cm" svg:y="10cm">
          <text:p text:style-name="P2"><text:span text:style-name="T3">C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506.9922308546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0.9cm" svg:height="0.3cm" svg:x="9.8cm" svg:y="10cm">
          <text:p text:style-name="P2"><text:span text:style-name="T3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66.592674805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0.9cm" svg:height="0.3cm" svg:x="13.8cm" svg:y="10cm">
          <text:p text:style-name="P2"><text:span text:style-name="T3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39.17869034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15.5cm" svg:y="10cm">
          <text:p text:style-name="P2"><text:span text:style-name="T4">LOC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6.1cm" svg:y="10cm">
          <text:p text:style-name="P2"><text:span text:style-name="T4">LOC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8" draw:layer="layout" svg:width="3.375cm" svg:height="0.856cm" svg:x="10.973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3.375cm" svg:height="0.856cm" svg:x="11.298cm" svg:y="8.144cm">
            <text:p text:style-name="P2"><text:span text:style-name="T2">Leaky </text:span></text:p>
            <text:p text:style-name="P2"><text:span text:style-name="T2">scanning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10" draw:layer="layout" svg:x1="10.3cm" svg:y1="9.8cm" svg:x2="13.6cm" svg:y2="9.8cm">
          <text:p/>
        </draw:line>
        <draw:custom-shape draw:style-name="gr3" draw:text-style-name="P7" draw:layer="layout" svg:width="0.9cm" svg:height="0.3cm" svg:x="3.605cm" svg:y="10cm">
          <text:p text:style-name="P2"><text:span text:style-name="T4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5.1cm" svg:y="10cm">
          <text:p text:style-name="P2"><text:span text:style-name="T4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9cm" svg:y="10cm">
          <text:p text:style-name="P2"><text:span text:style-name="T4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10.5cm" svg:y="10cm">
          <text:p text:style-name="P2"><text:span text:style-name="T4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13cm" svg:y="10cm">
          <text:p text:style-name="P2"><text:span text:style-name="T4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14.5cm" svg:y="10cm">
          <text:p text:style-name="P2"><text:span text:style-name="T4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8" draw:layer="layout" svg:width="3.103cm" svg:height="0.857cm" svg:x="5.573cm" svg:y="4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5.898cm" svg:y="5.042cm">
            <text:p text:style-name="P2"><text:span text:style-name="T5">Translatio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12.5cm" svg:y1="9cm" svg:x2="13.1cm" svg:y2="9.8cm">
          <text:p/>
        </draw:line>
        <draw:g>
          <draw:custom-shape draw:style-name="gr4" draw:text-style-name="P8" draw:layer="layout" svg:width="3.103cm" svg:height="0.857cm" svg:x="0.82cm" svg:y="7.7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.145cm" svg:y="7.842cm">
            <text:p text:style-name="P2"><text:span text:style-name="T5">Alternative</text:span><text:span text:style-name="T5"><text:line-break/></text:span><text:span text:style-name="T5"> <text:s text:c="2"/>initiation AIC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8" draw:layer="layout" svg:width="3.285cm" svg:height="0.857cm" svg:x="2.673cm" svg:y="4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3.285cm" svg:height="0.857cm" svg:x="2.988cm" svg:y="5.043cm">
            <text:p text:style-name="P2"><text:span text:style-name="T2">RNA folding &amp; <text:s text:c="4"/></text:span><text:span text:style-name="T2"><text:line-break/></text:span><text:span text:style-name="T2">IRESe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1" draw:layer="layout" svg:width="1.7cm" svg:height="0.3cm" svg:x="18cm" svg:y="10cm">
          <text:p text:style-name="P2"><text:span text:style-name="T6">AAAAA...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704.7619047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0.9cm" svg:height="0.3cm" svg:x="19.5cm" svg:y="10cm">
          <text:p text:style-name="P2"><text:span text:style-name="T4">3'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897.447280799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2" draw:layer="layout" svg:width="1.2cm" svg:height="0.3cm" svg:x="0.7cm" svg:y="10cm">
          <text:p text:style-name="P2"><text:span text:style-name="T4">5'</text:span><text:span text:style-name="T7"> </text:span><text:span text:style-name="T8">m 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363.1973355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3" draw:layer="layout" svg:width="0.421cm" svg:height="0.631cm" svg:x="1.326cm" svg:y="9.769cm">
          <draw:text-box>
            <text:p><text:span text:style-name="T9">7</text:span></text:p>
          </draw:text-box>
        </draw:frame>
        <draw:g>
          <draw:custom-shape draw:style-name="gr4" draw:text-style-name="P8" draw:layer="layout" svg:width="3.378cm" svg:height="0.857cm" svg:x="14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374cm" svg:height="0.858cm" svg:x="14.326cm" svg:y="8.142cm">
            <text:p text:style-name="P2"><text:span text:style-name="T5">Localisation</text:span></text:p>
            <text:p text:style-name="P2"><text:span text:style-name="T5">&amp; targeting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15.3cm" svg:y1="9cm" svg:x2="16cm" svg:y2="10cm">
          <text:p/>
        </draw:line>
        <draw:line draw:style-name="gr7" draw:text-style-name="P10" draw:layer="layout" svg:x1="3.8cm" svg:y1="8.7cm" svg:x2="4.7cm" svg:y2="10cm">
          <text:p/>
        </draw:line>
        <draw:g>
          <draw:custom-shape draw:style-name="gr4" draw:text-style-name="P8" draw:layer="layout" svg:width="3.103cm" svg:height="0.857cm" svg:x="0.724cm" svg:y="6.4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.049cm" svg:y="6.542cm">
            <text:p text:style-name="P2"><text:span text:style-name="T5">Kozak</text:span><text:span text:style-name="T5"><text:line-break/></text:span><text:span text:style-name="T5">context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3.6cm" svg:y1="7.4cm" svg:x2="5.4cm" svg:y2="10cm">
          <text:p/>
        </draw:line>
        <draw:line draw:style-name="gr7" draw:text-style-name="P10" draw:layer="layout" svg:x1="5.5cm" svg:y1="5.9cm" svg:x2="6.5cm" svg:y2="7.3cm">
          <text:p/>
        </draw:line>
        <draw:line draw:style-name="gr7" draw:text-style-name="P10" draw:layer="layout" svg:x1="7.6cm" svg:y1="5.8cm" svg:x2="8.7cm" svg:y2="7.3cm">
          <text:p/>
        </draw:line>
        <draw:g>
          <draw:custom-shape draw:style-name="gr4" draw:text-style-name="P8" draw:layer="layout" svg:width="3.103cm" svg:height="0.857cm" svg:x="17.02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7.345cm" svg:y="8.142cm">
            <text:p text:style-name="P2"><text:span text:style-name="T5">uORFs</text:span><text:span text:style-name="T5"><text:line-break/></text:span><text:span text:style-name="T5">&amp; overlap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7" draw:layer="layout" svg:width="1.2cm" svg:height="0.3cm" svg:x="1.8cm" svg:y="10cm">
          <text:p text:style-name="P2"><text:span text:style-name="T4">5'</text:span><text:span text:style-name="T10"> </text:span><text:span text:style-name="T11">TOP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363.1973355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1.3cm" svg:height="1.2cm" svg:x="13.1cm" svg:y="5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1.9cm" svg:height="0.9cm" svg:x="8.5cm" svg:y="9cm">
          <text:p text:style-name="P2"><text:span text:style-name="T2">eIF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40.189374013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1.3cm" svg:height="1.2cm" svg:x="12.5cm" svg:y="6.6cm">
          <text:p text:style-name="P2"><text:span text:style-name="T1"/></text:p>
          <text:p text:style-name="P2"><text:span text:style-name="T1">tR</text:span></text:p>
          <text:p text:style-name="P2"><text:span text:style-name="T1"><text:s text:c="7"/></text:span><text:span text:style-name="T1">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8cm" svg:height="0.4cm" svg:x="12.5cm" svg:y="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76.404494382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1.3cm" svg:height="1.2cm" svg:x="10.1cm" svg:y="7.8cm">
          <text:p text:style-name="P2"><text:span text:style-name="T1"/></text:p>
          <text:p text:style-name="P2"><text:span text:style-name="T1">tR</text:span></text:p>
          <text:p text:style-name="P2"><text:span text:style-name="T1"><text:s text:c="7"/></text:span><text:span text:style-name="T1">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4" draw:layer="layout" svg:width="0.8cm" svg:height="0.4cm" svg:x="10.1cm" svg:y="7.8cm">
          <text:p text:style-name="P2"><text:span text:style-name="T12">Met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76.404494382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5" draw:layer="layout" svg:width="1.6cm" svg:height="0.3cm" svg:x="7.7cm" svg:y="7.5cm">
          <text:p text:style-name="P2"><text:span text:style-name="T1">r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7cm" svg:y1="6.9cm" svg:x2="10.798cm" svg:y2="7.9cm">
          <text:p/>
        </draw:line>
        <draw:line draw:style-name="gr9" draw:text-style-name="P10" draw:layer="layout" svg:x1="10.098cm" svg:y1="7.7cm" svg:x2="13.6cm" svg:y2="5.9cm">
          <text:p/>
        </draw:line>
        <draw:g>
          <draw:custom-shape draw:style-name="gr4" draw:text-style-name="P8" draw:layer="layout" svg:width="3.103cm" svg:height="0.857cm" svg:x="17.393cm" svg:y="5.1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7.718cm" svg:y="5.242cm">
            <text:p text:style-name="P2"><text:span text:style-name="T5">Modification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5" draw:layer="layout" svg:width="3.1cm" svg:height="1.5cm" svg:x="9cm" svg:y="5cm">
          <text:p text:style-name="P2"><text:span text:style-name="T2">New </text:span></text:p>
          <text:p text:style-name="P2"><text:span text:style-name="T2">protei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40.189374013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3.2cm" svg:y1="5.3cm" svg:x2="11.3cm" svg:y2="5.3cm">
          <text:p/>
        </draw:line>
        <draw:custom-shape draw:style-name="gr3" draw:text-style-name="P12" draw:layer="layout" svg:width="7.6cm" svg:height="5.1cm" svg:x="19.1cm" svg:y="11.3cm">
          <text:p text:style-name="P2"><text:span text:style-name="T4">Test <text:s text:c="51"/></text:span></text:p>
          <text:p text:style-name="P2"><text:span text:style-name="T4">datasets <text:s text:c="35"/></text:span></text:p>
          <text:p text:style-name="P2"><text:span text:style-name="T4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017.144047495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8" draw:layer="layout" svg:width="3.103cm" svg:height="0.857cm" svg:x="21.373cm" svg:y="13.5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1.698cm" svg:y="13.642cm">
            <text:p text:style-name="P2"><text:span text:style-name="T5">Ingolia et al <text:s text:c="4"/></text:span><text:span text:style-name="T5"><text:line-break/></text:span><text:span text:style-name="T5">(2011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8" draw:layer="layout" svg:width="3.103cm" svg:height="0.857cm" svg:x="22.593cm" svg:y="14.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2.918cm" svg:y="14.942cm">
            <text:p text:style-name="P2"><text:span text:style-name="T5">*Lee et al <text:s text:c="4"/></text:span><text:span text:style-name="T5"><text:line-break/></text:span><text:span text:style-name="T5">(2012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8" draw:layer="layout" svg:width="3.103cm" svg:height="0.857cm" svg:x="20.193cm" svg:y="12.2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0.518cm" svg:y="12.342cm">
            <text:p text:style-name="P2"><text:span text:style-name="T5">Cowan et al <text:s text:c="7"/></text:span><text:span text:style-name="T5"><text:line-break/></text:span><text:span text:style-name="T5"> <text:s text:c="2"/>(Unpublished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8" draw:layer="layout" svg:width="17.673cm" svg:height="5.312cm" svg:x="5.844cm" svg:y="12.4cm">
            <text:p/>
            <draw:enhanced-geometry svg:viewBox="0 0 21600 21600" draw:mirror-horizontal="true" draw:glue-points="?f6 0 10800 ?f8 ?f11 10800 ?f9 21600 10800 ?f10 ?f5 10800" draw:text-areas="?f3 ?f3 ?f4 ?f4" draw:type="parallelogram" draw:modifiers="6620.4135136745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18.743cm" svg:height="5.6cm" svg:x="6.983cm" svg:y="13cm">
            <text:p text:style-name="P16"><text:span text:style-name="T2">INITIATOR SET (including <text:s text:c="55"/>InitMine) <text:s text:c="3"/></text:span></text:p>
            <text:p text:style-name="P16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mirror-horizontal="true" draw:glue-points="?f6 0 10800 ?f8 ?f11 10800 ?f9 21600 10800 ?f10 ?f5 10800" draw:text-areas="?f3 ?f3 ?f4 ?f4" draw:type="parallelogram" draw:modifiers="6724.661860215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7" draw:layer="layout" svg:width="1.9cm" svg:height="0.7cm" svg:x="20.9cm" svg:y="15.5cm">
          <text:p text:style-name="P2"><text:span text:style-name="T4">Gene </text:span></text:p>
          <text:p text:style-name="P2"><text:span text:style-name="T4"><text:s text:c="3"/></text:span><text:span text:style-name="T4">nam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21cm" svg:y1="12.9cm" svg:x2="19.747cm" svg:y2="13.7cm">
          <text:p/>
        </draw:line>
        <draw:line draw:style-name="gr9" draw:text-style-name="P10" draw:layer="layout" svg:x1="22.2cm" svg:y1="14.2cm" svg:x2="22.347cm" svg:y2="15.7cm">
          <text:p/>
        </draw:line>
        <draw:line draw:style-name="gr9" draw:text-style-name="P10" draw:layer="layout" svg:x1="23.6cm" svg:y1="15.7cm" svg:x2="22.8cm" svg:y2="16.7cm">
          <text:p/>
        </draw:line>
        <draw:line draw:style-name="gr9" draw:text-style-name="P10" draw:layer="layout" svg:x1="21.4cm" svg:y1="15.5cm" svg:x2="20.5cm" svg:y2="14.8cm">
          <text:p/>
        </draw:line>
        <draw:custom-shape draw:style-name="gr3" draw:text-style-name="P7" draw:layer="layout" svg:width="1.9cm" svg:height="0.7cm" svg:x="19cm" svg:y="14.1cm">
          <text:p text:style-name="P2"><text:span text:style-name="T4">UTR &amp; <text:s text:c="3"/></text:span><text:span text:style-name="T4"><text:line-break/></text:span><text:span text:style-name="T4"> <text:s text:c="2"/>CD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4cm" svg:height="0.7cm" svg:x="15.847cm" svg:y="13.1cm">
          <text:p text:style-name="P2"><text:span text:style-name="T4">Ribosome profiling</text:span></text:p>
          <text:p text:style-name="P2"><text:span text:style-name="T4">predicted gene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6.347cm" svg:y1="13.6cm" svg:x2="15.347cm" svg:y2="13.6cm">
          <text:p/>
        </draw:line>
        <draw:line draw:style-name="gr10" draw:text-style-name="P10" draw:layer="layout" svg:x1="9.247cm" svg:y1="10.5cm" svg:x2="11.347cm" svg:y2="10.5cm">
          <text:p/>
        </draw:line>
        <draw:line draw:style-name="gr9" draw:text-style-name="P10" draw:layer="layout" svg:x1="10.147cm" svg:y1="10.5cm" svg:x2="15.847cm" svg:y2="13.1cm">
          <text:p/>
        </draw:line>
        <draw:line draw:style-name="gr9" draw:text-style-name="P10" draw:layer="layout" svg:x1="17.747cm" svg:y1="16.8cm" svg:x2="18.647cm" svg:y2="17.7cm">
          <text:p/>
        </draw:line>
        <draw:custom-shape draw:style-name="gr3" draw:text-style-name="P7" draw:layer="layout" svg:width="2.7cm" svg:height="0.7cm" svg:x="12.847cm" svg:y="13.1cm">
          <text:p text:style-name="P2"><text:span text:style-name="T4">Map </text:span></text:p>
          <text:p text:style-name="P2"><text:span text:style-name="T4">new AIC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118.104405775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4cm" svg:height="0.7cm" svg:x="18.447cm" svg:y="17.7cm">
          <text:p text:style-name="P2"><text:span text:style-name="T4">uORFs too close?</text:span></text:p>
          <text:p text:style-name="P2"><text:span text:style-name="T4"><text:s text:c="4"/></text:span><text:span text:style-name="T4">(reinitiation on hold?)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4cm" svg:height="0.7cm" svg:x="19.8cm" svg:y="16.6cm">
          <text:p text:style-name="P2"><text:span text:style-name="T4">Experimentally <text:s text:c="5"/></text:span></text:p>
          <text:p text:style-name="P2"><text:span text:style-name="T4"><text:s text:c="5"/></text:span><text:span text:style-name="T4">verified HEK293 eORF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9.647cm" svg:y1="14.6cm" svg:x2="15.547cm" svg:y2="13.8cm">
          <text:p/>
        </draw:line>
        <draw:line draw:style-name="gr9" draw:text-style-name="P10" draw:layer="layout" svg:x1="21.647cm" svg:y1="16.6cm" svg:x2="15.247cm" svg:y2="13.8cm">
          <text:p/>
        </draw:line>
        <draw:custom-shape draw:style-name="gr3" draw:text-style-name="P7" draw:layer="layout" svg:width="1.9cm" svg:height="0.7cm" svg:x="15.047cm" svg:y="14.9cm">
          <text:p text:style-name="P2"><text:span text:style-name="T4">GC </text:span><text:span text:style-name="T4"><text:line-break/></text:span><text:span text:style-name="T4"> <text:s text:c="2"/>count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2.2cm" svg:height="0.7cm" svg:x="12.247cm" svg:y="15cm">
          <text:p text:style-name="P2"><text:span text:style-name="T4">Protein <text:s text:c="3"/></text:span><text:span text:style-name="T4"><text:line-break/></text:span><text:span text:style-name="T4"> <text:s text:c="6"/>targetin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329.850068150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4.047cm" svg:y1="14.5cm" svg:x2="15.147cm" svg:y2="14.9cm">
          <text:p/>
        </draw:line>
        <draw:line draw:style-name="gr9" draw:text-style-name="P10" draw:layer="layout" svg:x1="15.247cm" svg:y1="13.7cm" svg:x2="13.947cm" svg:y2="14.4cm">
          <text:p/>
        </draw:line>
        <draw:custom-shape draw:style-name="gr3" draw:text-style-name="P7" draw:layer="layout" svg:width="1.7cm" svg:height="0.7cm" svg:x="12.647cm" svg:y="14.1cm">
          <text:p text:style-name="P2"><text:span text:style-name="T4">FAST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6.447cm" svg:y1="15.1cm" svg:x2="17.747cm" svg:y2="15.9cm">
          <text:p/>
        </draw:line>
        <draw:custom-shape draw:style-name="gr3" draw:text-style-name="P7" draw:layer="layout" svg:width="3.2cm" svg:height="0.9cm" svg:x="16.447cm" svg:y="15.9cm">
          <text:p text:style-name="P2"><text:span text:style-name="T4">IRES or hairpin <text:s text:c="3"/></text:span><text:span text:style-name="T4"><text:line-break/></text:span><text:span text:style-name="T4"> <text:s text:c="4"/>loop predicto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2.4cm" svg:height="0.7cm" svg:x="8.847cm" svg:y="13.1cm">
          <text:p text:style-name="P2"><text:span text:style-name="T4">Kozak</text:span><text:span text:style-name="T4"><text:line-break/></text:span><text:span text:style-name="T4"> <text:s text:c="6"/>calculato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3.2cm" svg:height="1.3cm" svg:x="14.947cm" svg:y="17.1cm">
          <text:p text:style-name="P2"><text:span text:style-name="T4">Ribosomal <text:s text:c="10"/></text:span></text:p>
          <text:p text:style-name="P2"><text:span text:style-name="T4"><text:s text:c="2"/></text:span><text:span text:style-name="T4">assembly</text:span><text:span text:style-name="T4"><text:line-break/></text:span><text:span text:style-name="T4"> <text:s text:c="10"/>checke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124.461105904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847cm" svg:y1="14.3cm" svg:x2="11.147cm" svg:y2="13.8cm">
          <text:p/>
        </draw:line>
        <draw:line draw:style-name="gr9" draw:text-style-name="P10" draw:layer="layout" svg:x1="18.747cm" svg:y1="18cm" svg:x2="17.747cm" svg:y2="18cm">
          <text:p/>
        </draw:line>
        <draw:line draw:style-name="gr9" draw:text-style-name="P10" draw:layer="layout" svg:x1="9.647cm" svg:y1="13.8cm" svg:x2="9.147cm" svg:y2="14.5cm">
          <text:p/>
        </draw:line>
        <draw:custom-shape draw:style-name="gr3" draw:text-style-name="P7" draw:layer="layout" svg:width="3.2cm" svg:height="1.3cm" svg:x="8.947cm" svg:y="14.5cm">
          <text:p text:style-name="P2"><text:span text:style-name="T4">Leaky <text:s text:c="10"/></text:span></text:p>
          <text:p text:style-name="P2"><text:span text:style-name="T4"><text:s text:c="2"/></text:span><text:span text:style-name="T4">scanning</text:span><text:span text:style-name="T4"><text:line-break/></text:span><text:span text:style-name="T4"> <text:s text:c="10"/>detector*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124.461105904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5.147cm" svg:y1="17.4cm" svg:x2="14.147cm" svg:y2="16.8cm">
          <text:p/>
        </draw:line>
        <draw:line draw:style-name="gr9" draw:text-style-name="P10" draw:layer="layout" svg:x1="14.347cm" svg:y1="15.7cm" svg:x2="15.647cm" svg:y2="16.3cm">
          <text:p/>
        </draw:line>
        <draw:custom-shape draw:style-name="gr3" draw:text-style-name="P7" draw:layer="layout" svg:width="3.6cm" svg:height="0.5cm" svg:x="13.247cm" svg:y="16.3cm">
          <text:p text:style-name="P2"><text:span text:style-name="T4">Annotation matche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927.18689252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147cm" svg:y1="15.8cm" svg:x2="13.247cm" svg:y2="16.3cm">
          <text:p/>
        </draw:line>
        <draw:line draw:style-name="gr9" draw:text-style-name="P10" draw:layer="layout" svg:x1="14.147cm" svg:y1="16.8cm" svg:x2="14.247cm" svg:y2="17.7cm">
          <text:p/>
        </draw:line>
        <draw:custom-shape draw:style-name="gr3" draw:text-style-name="P7" draw:layer="layout" svg:width="3.8cm" svg:height="2cm" svg:x="11cm" svg:y="16.4cm">
          <text:p text:style-name="P2"><text:span text:style-name="T4">Functional <text:s text:c="17"/></text:span><text:span text:style-name="T4"><text:line-break/></text:span><text:span text:style-name="T4"> <text:s text:c="4"/>comparison <text:s text:c="9"/></text:span><text:span text:style-name="T4"><text:line-break/></text:span><text:span text:style-name="T4"> <text:s text:c="6"/>between</text:span><text:span text:style-name="T4"><text:line-break/></text:span><text:span text:style-name="T4"> <text:s text:c="14"/>predicted</text:span><text:span text:style-name="T4"><text:line-break/></text:span><text:span text:style-name="T4"> <text:s text:c="22"/>protein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9930.914368650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5cm" svg:height="2cm" svg:x="4.6cm" svg:y="1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6.63cm" svg:height="2cm" svg:x="4.8cm" svg:y="16.7cm">
          <text:p text:style-name="P2"><text:span text:style-name="T14">Improved decisions <text:s text:c="14"/></text:span></text:p>
          <text:p text:style-name="P2"><text:span text:style-name="T14"><text:s text:c="3"/></text:span><text:span text:style-name="T14">about mutational <text:s text:c="9"/></text:span></text:p>
          <text:p text:style-name="P2"><text:span text:style-name="T14"><text:s text:c="5"/></text:span><text:span text:style-name="T14">significance and </text:span></text:p>
          <text:p text:style-name="P2"><text:span text:style-name="T14"><text:s text:c="15"/></text:span><text:span text:style-name="T14">gene editin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1.6cm" svg:y1="17cm" svg:x2="8.2cm" svg:y2="15.5cm">
          <text:p/>
        </draw:line>
        <draw:custom-shape draw:style-name="gr1" draw:text-style-name="P1" draw:layer="layout" svg:width="10.6cm" svg:height="0.6cm" svg:x="0.847cm" svg:y="11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129.85702270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10.83cm" svg:height="0.6cm" svg:x="1.417cm" svg:y="11.2cm">
          <text:p text:style-name="P2"><text:span text:style-name="T14">Mutations, edits, cDNA lacking AIC info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040.402548241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7cm" svg:height="1.5cm" svg:x="1.6cm" svg:y="14cm">
          <text:p text:style-name="P2"><text:span text:style-name="T14">A more complete dataset <text:s text:c="4"/></text:span></text:p>
          <text:p text:style-name="P2"><text:span text:style-name="T14">of alternatively <text:s text:c="5"/></text:span></text:p>
          <text:p text:style-name="P2"><text:span text:style-name="T14"><text:s text:c="15"/></text:span><text:span text:style-name="T14">initiated protein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6cm" svg:y1="15.5cm" svg:x2="6.9cm" svg:y2="16.6cm">
          <text:p/>
        </draw:line>
        <draw:line draw:style-name="gr9" draw:text-style-name="P10" draw:layer="layout" svg:x1="10.247cm" svg:y1="11.8cm" svg:x2="12.947cm" svg:y2="13.1cm">
          <text:p/>
        </draw:line>
        <draw:line draw:style-name="gr9" draw:text-style-name="P10" draw:layer="layout" svg:x1="12.947cm" svg:y1="14.3cm" svg:x2="12.447cm" svg:y2="15.1cm">
          <text:p/>
        </draw:line>
        <draw:line draw:style-name="gr11" draw:text-style-name="P10" draw:layer="layout" svg:x1="24.447cm" svg:y1="17.5cm" svg:x2="20.447cm" svg:y2="17.5cm">
          <text:p/>
        </draw:line>
        <draw:line draw:style-name="gr11" draw:text-style-name="P10" draw:layer="layout" svg:x1="18.547cm" svg:y1="15.4cm" svg:x2="20.447cm" svg:y2="17.5cm">
          <text:p/>
        </draw:line>
        <draw:line draw:style-name="gr11" draw:text-style-name="P10" draw:layer="layout" svg:x1="15.247cm" svg:y1="14.4cm" svg:x2="18.547cm" svg:y2="15.4cm">
          <text:p/>
        </draw:line>
        <draw:line draw:style-name="gr11" draw:text-style-name="P10" draw:layer="layout" svg:x1="15.247cm" svg:y1="14.4cm" svg:x2="14.447cm" svg:y2="15.1cm">
          <text:p/>
        </draw:line>
        <draw:line draw:style-name="gr11" draw:text-style-name="P10" draw:layer="layout" svg:x1="16.447cm" svg:y1="16.2cm" svg:x2="14.447cm" svg:y2="15.1cm">
          <text:p/>
        </draw:line>
        <draw:line draw:style-name="gr11" draw:text-style-name="P10" draw:layer="layout" svg:x1="16.447cm" svg:y1="16.2cm" svg:x2="17.147cm" svg:y2="16.9cm">
          <text:p/>
        </draw:line>
        <draw:line draw:style-name="gr11" draw:text-style-name="P10" draw:layer="layout" svg:x1="17.147cm" svg:y1="16.9cm" svg:x2="14.547cm" svg:y2="16.9cm">
          <text:p/>
        </draw:line>
        <draw:line draw:style-name="gr11" draw:text-style-name="P10" draw:layer="layout" svg:x1="14.547cm" svg:y1="16.9cm" svg:x2="16.047cm" svg:y2="18.5cm">
          <text:p/>
        </draw:line>
        <draw:line draw:style-name="gr11" draw:text-style-name="P10" draw:layer="layout" svg:x1="10.247cm" svg:y1="16cm" svg:x2="12.947cm" svg:y2="16cm">
          <text:p/>
        </draw:line>
        <draw:line draw:style-name="gr11" draw:text-style-name="P10" draw:layer="layout" svg:x1="11.047cm" svg:y1="14cm" svg:x2="12.947cm" svg:y2="16cm">
          <text:p/>
        </draw:line>
        <draw:line draw:style-name="gr11" draw:text-style-name="P10" draw:layer="layout" svg:x1="11.047cm" svg:y1="14cm" svg:x2="12.447cm" svg:y2="14cm">
          <text:p/>
        </draw:line>
        <draw:line draw:style-name="gr11" draw:text-style-name="P10" draw:layer="layout" svg:x1="11.547cm" svg:y1="13.1cm" svg:x2="12.447cm" svg:y2="14cm">
          <text:p/>
        </draw:line>
        <draw:frame draw:style-name="gr12" draw:text-style-name="P17" draw:layer="layout" svg:width="0.4cm" svg:height="0.65cm" svg:x="11.847cm" svg:y="14.3cm">
          <draw:text-box>
            <text:p><text:span text:style-name="T3">1</text:span></text:p>
          </draw:text-box>
        </draw:frame>
        <draw:frame draw:style-name="gr13" draw:text-style-name="P18" draw:layer="layout" svg:width="0.654cm" svg:height="0.65cm" svg:x="17.593cm" svg:y="15.25cm">
          <draw:text-box>
            <text:p><text:span text:style-name="T3">3</text:span></text:p>
          </draw:text-box>
        </draw:frame>
        <draw:frame draw:style-name="gr13" draw:text-style-name="P18" draw:layer="layout" svg:width="0.654cm" svg:height="0.65cm" svg:x="7.847cm" svg:y="13.15cm">
          <draw:text-box>
            <text:p><text:span text:style-name="T3">2</text:span></text:p>
          </draw:text-box>
        </draw:frame>
        <draw:line draw:style-name="gr9" draw:text-style-name="P10" draw:layer="layout" svg:x1="22.6cm" svg:y1="4.8cm" svg:x2="25.8cm" svg:y2="8.7cm">
          <text:p/>
        </draw:line>
        <draw:line draw:style-name="gr9" draw:text-style-name="P10" draw:layer="layout" svg:x1="20.9cm" svg:y1="4.6cm" svg:x2="8.5cm" svg:y2="4.7cm">
          <text:p/>
        </draw:line>
        <draw:line draw:style-name="gr9" draw:text-style-name="P10" draw:layer="layout" svg:x1="8.5cm" svg:y1="4.7cm" svg:x2="10cm" svg:y2="7.3cm">
          <text:p/>
        </draw:line>
        <draw:custom-shape draw:style-name="gr5" draw:text-style-name="P15" draw:layer="layout" svg:width="1.8cm" svg:height="0.4cm" svg:x="20.8cm" svg:y="4.4cm">
          <text:p text:style-name="P2"><text:span text:style-name="T1">sno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8" draw:layer="layout" svg:width="3.103cm" svg:height="1.028cm" svg:x="1.199cm" svg:y="18.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3.102cm" svg:height="1.03cm" svg:x="1.524cm" svg:y="18.97cm">
            <text:p text:style-name="P2"><text:span text:style-name="T5">PAMM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6" draw:text-style-name="P8" draw:layer="layout" svg:width="3.103cm" svg:height="0.857cm" svg:x="25.599cm" svg:y="8.7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3.102cm" svg:height="0.858cm" svg:x="25.924cm" svg:y="8.842cm">
            <text:p text:style-name="P2"><text:span text:style-name="T5">Transcriptio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0" draw:layer="layout" svg:x1="5.7cm" svg:y1="17.8cm" svg:x2="3.7cm" svg:y2="19cm">
          <text:p/>
        </draw:line>
        <draw:line draw:style-name="gr18" draw:text-style-name="P10" draw:layer="layout" svg:x1="3.6cm" svg:y1="15.5cm" svg:x2="2.6cm" svg:y2="18.8cm">
          <text:p/>
        </draw:line>
        <draw:line draw:style-name="gr18" draw:text-style-name="P10" draw:layer="layout" svg:x1="1.2cm" svg:y1="18.8cm" svg:x2="1.3cm" svg:y2="11.2cm">
          <text:p/>
        </draw:line>
        <draw:g>
          <draw:custom-shape draw:style-name="gr16" draw:text-style-name="P8" draw:layer="layout" svg:width="3.103cm" svg:height="0.857cm" svg:x="19.073cm" svg:y="18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3.102cm" svg:height="0.858cm" svg:x="19.398cm" svg:y="19.042cm">
            <text:p text:style-name="P2"><text:span text:style-name="T5">HIP_DAM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0" draw:layer="layout" svg:x1="4.6cm" svg:y1="20cm" svg:x2="16.3cm" svg:y2="18.4cm">
          <text:p/>
        </draw:line>
        <draw:line draw:style-name="gr18" draw:text-style-name="P10" draw:layer="layout" svg:x1="19.2cm" svg:y1="19cm" svg:x2="17.8cm" svg:y2="18.4cm">
          <text:p/>
        </draw:line>
        <draw:line draw:style-name="gr18" draw:text-style-name="P10" draw:layer="layout" svg:x1="17.6cm" svg:y1="16.8cm" svg:x2="18.8cm" svg:y2="19.4cm">
          <text:p/>
        </draw:line>
        <draw:g>
          <draw:custom-shape draw:style-name="gr16" draw:text-style-name="P8" draw:layer="layout" svg:width="3.103cm" svg:height="0.857cm" svg:x="15.799cm" svg:y="18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3.102cm" svg:height="0.858cm" svg:x="16.124cm" svg:y="19.042cm">
            <text:p text:style-name="P2"><text:span text:style-name="T5">DEF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0" draw:layer="layout" svg:x1="26.7cm" svg:y1="9.7cm" svg:x2="11.9cm" svg:y2="11.8cm">
          <text:p/>
        </draw:line>
        <draw:line draw:style-name="gr18" draw:text-style-name="P10" draw:layer="layout" svg:x1="10.6cm" svg:y1="18.7cm" svg:x2="13cm" svg:y2="19.4cm">
          <text:p/>
        </draw:line>
        <draw:g>
          <draw:custom-shape draw:style-name="gr19" draw:text-style-name="P8" draw:layer="layout" svg:width="2.831cm" svg:height="0.771cm" svg:x="12.773cm" svg:y="19.1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1" draw:layer="layout" svg:width="2.83cm" svg:height="0.772cm" svg:x="13.07cm" svg:y="19.228cm">
            <text:p text:style-name="P2"><text:span text:style-name="T5">TentPole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6" draw:text-style-name="P8" draw:layer="layout" svg:width="3.103cm" svg:height="0.857cm" svg:x="2.499cm" svg:y="12.6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3.102cm" svg:height="0.858cm" svg:x="2.824cm" svg:y="12.742cm">
            <text:p text:style-name="P2"><text:span text:style-name="T5">DIB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10" draw:layer="layout" svg:x1="2.6cm" svg:y1="13.9cm" svg:x2="3cm" svg:y2="13cm">
          <text:p/>
        </draw:line>
        <officeooo:annotation svg:x="0cm" svg:y="0cm">
          <dc:creator>Danfox </dc:creator>
          <dc:date>2016-04-19T18:24:21</dc:date>
          <text:p>Added after dissertation done:</text:p>
          <text:p>Stop Codon Readthrough</text:p>
        </officeooo:annotation>
        <officeooo:annotation svg:x="13.891cm" svg:y="8.916cm">
          <dc:creator>Danfox </dc:creator>
          <dc:date>2016-04-19T18:15:33</dc:date>
          <text:p>The polymerization-mediated inactivation of</text:p>
          <text:p>Sup35p, a protein involved in the termina-</text:p>
          <text:p>tion of mRNA translation, confers a wide va-</text:p>
          <text:p>riety of novel phenotypes ([PSI+]) by facilitat-</text:p>
          <text:p>ing the readthrough of stop codons (26–28).</text:p>
          <text:p>The aggregation of Ure2p destroys its ability</text:p>
          <text:p>to bind and sequester the transcription factor</text:p>
          <text:p>Gln3p; this results in the activation of a series</text:p>
          <text:p>of genes involved in the uptake of poor ni-</text:p>
          <text:p>trogen sources (25). The resulting yeast cells</text:p>
          <text:p>[URE3] can grow on media that, for example,</text:p>
          <text:p>lack uracil but contain its precursor ureido-</text:p>
          <text:p>Succinate (25).<text:line-break/>(Chiti &amp; Dobson, 2006)</text:p>
        </officeooo:annotation>
      </draw:page>
      <draw:page draw:name="page2" draw:style-name="dp1" draw:master-page-name="Default">
        <draw:custom-shape draw:style-name="gr21" draw:text-style-name="P8" draw:layer="layout" svg:width="1.3cm" svg:height="1.2cm" svg:x="10.6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1.3cm" svg:height="1.2cm" svg:x="8.9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2" draw:text-style-name="P8" draw:layer="layout" svg:width="4.642cm" svg:height="1.184cm" svg:x="2.081cm" svg:y="2.21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9" draw:layer="layout" svg:width="4.64cm" svg:height="1.185cm" svg:x="2.56cm" svg:y="2.415cm">
            <text:p text:style-name="P2"><text:span text:style-name="T5">Module of software, <text:s text:c="5"/></text:span><text:span text:style-name="T5"><text:line-break/></text:span><text:span text:style-name="T5"> <text:s text:c="4"/>hardware or wetwar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4" draw:text-style-name="P20" draw:layer="layout" svg:width="1.3cm" svg:height="1.2cm" svg:x="11.3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1.3cm" svg:height="1.2cm" svg:x="9.6cm" svg:y="2.4cm">
          <text:p text:style-name="P2">DNA Double Helix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5" draw:layer="layout" svg:width="3cm" svg:height="1.3cm" svg:x="13.9cm" svg:y="2.4cm">
          <text:p text:style-name="P2"><text:span text:style-name="T2">Protein <text:s text:c="4"/></text:span><text:span text:style-name="T2"><text:line-break/></text:span><text:span text:style-name="T2"> <text:s text:c="4"/>(or enzyme)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613.55932203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1" draw:layer="layout" svg:width="1.8cm" svg:height="0.4cm" svg:x="1.6cm" svg:y="6.5cm">
          <text:p text:style-name="P2"><text:span text:style-name="T1">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8.7cm" svg:height="0.3cm" svg:x="3.2cm" svg:y="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9.047235949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6" draw:layer="layout" svg:width="1.1cm" svg:height="0.3cm" svg:x="4.9cm" svg:y="6.6cm">
          <text:p text:style-name="P2"><text:span text:style-name="T3">COD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66.592674805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6" draw:layer="layout" svg:width="0.9cm" svg:height="0.3cm" svg:x="9cm" svg:y="6.6cm">
          <text:p text:style-name="P2"><text:span text:style-name="T3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39.17869034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2" draw:layer="layout" svg:width="0.9cm" svg:height="0.3cm" svg:x="10.7cm" svg:y="6.6cm">
          <text:p text:style-name="P2"><text:span text:style-name="T15">SIGNAL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1" draw:text-style-name="P10" draw:layer="layout" svg:x1="5.5cm" svg:y1="6.4cm" svg:x2="8.8cm" svg:y2="6.4cm">
          <text:p text:style-name="P2">Read direction</text:p>
          <text:p text:style-name="P2"/>
        </draw:line>
        <draw:custom-shape draw:style-name="gr30" draw:text-style-name="P22" draw:layer="layout" svg:width="0.9cm" svg:height="0.3cm" svg:x="4cm" svg:y="6.6cm">
          <text:p text:style-name="P2"><text:span text:style-name="T15">cons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2" draw:layer="layout" svg:width="0.9cm" svg:height="0.3cm" svg:x="6cm" svg:y="6.6cm">
          <text:p text:style-name="P2"><text:span text:style-name="T15">nsu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2" draw:layer="layout" svg:width="0.9cm" svg:height="0.3cm" svg:x="8.2cm" svg:y="6.6cm">
          <text:p text:style-name="P2"><text:span text:style-name="T15">sequ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2" draw:layer="layout" svg:width="0.9cm" svg:height="0.3cm" svg:x="9.7cm" svg:y="6.6cm">
          <text:p text:style-name="P2"><text:span text:style-name="T15">enc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2" draw:text-style-name="P10" draw:layer="layout" svg:x1="4.447cm" svg:y1="7.1cm" svg:x2="6.547cm" svg:y2="7.1cm">
          <text:p text:style-name="P2"/>
          <text:p text:style-name="P2"><text:line-break/>Reference<text:line-break/>or ORF (Open Reading Frame)</text:p>
        </draw:line>
        <draw:custom-shape draw:style-name="gr33" draw:text-style-name="P22" draw:layer="layout" svg:width="3.7cm" svg:height="1.2cm" svg:x="2.8cm" svg:y="4.1cm">
          <text:p text:style-name="P2"><text:span text:style-name="T15">Submodule <text:s text:c="4"/></text:span><text:span text:style-name="T15"><text:line-break/></text:span><text:span text:style-name="T15">or intermediate</text:span><text:span text:style-name="T15"><text:line-break/></text:span><text:span text:style-name="T15"> <text:s text:c="4"/>stage/secti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12" draw:layer="layout" svg:width="5cm" svg:height="2.6cm" svg:x="16.5cm" svg:y="1.7cm">
          <text:p text:style-name="P2"><text:span text:style-name="T15">Collection of <text:s text:c="32"/></text:span></text:p>
          <text:p text:style-name="P2"><text:span text:style-name="T15">Datasets <text:s text:c="5"/></text:span><text:span text:style-name="T4"><text:s text:c="21"/>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469.826034793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6" draw:text-style-name="P8" draw:layer="layout" svg:width="3.103cm" svg:height="0.857cm" svg:x="17.373cm" svg:y="2.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9" draw:layer="layout" svg:width="3.102cm" svg:height="0.858cm" svg:x="17.698cm" svg:y="2.942cm">
            <text:p text:style-name="P2"><text:span text:style-name="T5">Source to <text:s text:c="5"/></text:span><text:span text:style-name="T5"><text:line-break/></text:span><text:span text:style-name="T5"> <text:s text:c="4"/>utilise/cit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6" draw:text-style-name="P19" draw:layer="layout" svg:width="10.6cm" svg:height="0.6cm" svg:x="1.4cm" svg:y="8.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129.85702270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8" draw:layer="layout" svg:width="10.83cm" svg:height="0.6cm" svg:x="1.97cm" svg:y="9cm">
          <text:p text:style-name="P2"><text:span text:style-name="T14">Other information or notes, inputs/output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040.402548241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7" draw:layer="layout" svg:width="3.4cm" svg:height="1.3cm" svg:x="13.1cm" svg:y="5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880.33837477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5" draw:layer="layout" svg:width="3.5cm" svg:height="1.301cm" svg:x="13.3cm" svg:y="5.2cm">
          <text:p text:style-name="P2"><text:span text:style-name="T14">Cell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613.55932203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10" draw:layer="layout" svg:width="6.4cm" svg:height="2.2cm" svg:x="13.6cm" svg:y="7.1cm">
          <text:p text:style-name="P2">Example brackets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10" draw:layer="layout" svg:x1="6.2cm" svg:y1="12.3cm" svg:x2="6.2cm" svg:y2="17.2cm">
          <text:p text:style-name="P2">Reference line</text:p>
          <text:p text:style-name="P2"/>
          <text:p text:style-name="P2"/>
          <text:p text:style-name="P2"/>
        </draw:line>
        <draw:g>
          <draw:custom-shape draw:style-name="gr22" draw:text-style-name="P8" draw:layer="layout" svg:width="4.642cm" svg:height="1.184cm" svg:x="2.981cm" svg:y="11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9" draw:layer="layout" svg:width="4.64cm" svg:height="1.185cm" svg:x="3.46cm" svg:y="11.196cm">
            <text:p text:style-name="P2"><text:span text:style-name="T5">Concept handled in</text:span><text:span text:style-name="T5"><text:line-break/></text:span><text:span text:style-name="T5">submodul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42" draw:text-style-name="P10" draw:layer="layout" svg:x1="16cm" svg:y1="12.7cm" svg:x2="27.1cm" svg:y2="12.7cm">
          <text:p text:style-name="P2">Arrow generally indicating what’s next<text:line-break/>or what is then caused to happen or<text:line-break/>stimulated, or where the data are sent.</text:p>
        </draw:line>
        <draw:line draw:style-name="gr43" draw:text-style-name="P10" draw:layer="layout" svg:x1="16.4cm" svg:y1="11cm" svg:x2="26.4cm" svg:y2="11cm">
          <text:p text:style-name="P2">Inhibition of the thing at the T end<text:line-break/><text:line-break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2dad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fox Davies</meta:initial-creator>
    <meta:creation-date>2015-11-08T16:36:50.005136567</meta:creation-date>
    <dc:date>2018-04-24T02:34:27.301044379</dc:date>
    <meta:editing-duration>P26DT20H46M41S</meta:editing-duration>
    <meta:editing-cycles>78</meta:editing-cycles>
    <meta:generator>LibreOffice/5.4.6.2$Linux_X86_64 LibreOffice_project/40m0$Build-2</meta:generator>
    <meta:printed-by>Danfox Davies</meta:printed-by>
    <meta:print-date>2015-12-06T17:11:34.271997704</meta:print-date>
    <meta:document-statistic meta:object-count="212"/>
  </office:meta>
</office:document-meta>
</file>